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margin-left="2.501cm" fo:margin-right="0cm" fo:text-indent="-1.27cm" style:auto-text-indent="false"/>
    </style:style>
    <style:style style:name="P2" style:family="paragraph" style:parent-style-name="Text_20_body" style:list-style-name="L1"/>
    <style:style style:name="P3"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ffectation spatiale sous contraintes</text:p>
      <text:p text:style-name="Text_20_body"/>
      <text:p text:style-name="Standard"/>
      <text:h text:style-name="Heading_20_1" text:outline-level="1">Le Framework</text:h>
      <text:p text:style-name="Text_20_body"/>
      <text:h text:style-name="Heading_20_2" text:outline-level="2">Identification des briques logicielles</text:h>
      <text:h text:style-name="Heading_20_3" text:outline-level="3"><text:line-break/>Module d'IA et d'environnement</text:h>
      <text:p text:style-name="Text_20_body"/>
      <text:p text:style-name="Text_20_body">Dans ce module on distingue plusieurs entités : l'environnement spatial dans lequel évolue plusieurs objets de différents types, ayant chacun leurs caractéristiques : unités, tâches, obstacles.</text:p>
      <text:p text:style-name="Text_20_body">Une entité IA est également présente.</text:p>
      <text:p text:style-name="Text_20_body"/>
      <text:p text:style-name="Text_20_body">Dans ce module on distingue plusieurs entités :</text:p>
      <text:p text:style-name="Text_20_body">- L'environnement, espace dans lequel évolue les objets. En pratique, généralement R^2 ou R^3.</text:p>
      <text:p text:style-name="Text_20_body">- Les objets, étant de plusieurs types :</text:p>
      <text:list xml:id="list4788125223163308157" text:style-name="L1">
        <text:list-item>
          <text:p text:style-name="P2">Les ressources, que l'on peut affecter à une tâche et qui sont donc mobiles dans l'environnement.</text:p>
        </text:list-item>
        <text:list-item>
          <text:p text:style-name="P2">Les tâches, fixes dans l'environnement et qui permettent de modifier un ou plusieurs objectifs.</text:p>
        </text:list-item>
        <text:list-item>
          <text:p text:style-name="P2">Les obstacles, fixes dans l'environnement et qui modélisent la structure de l'espace.</text:p>
        </text:list-item>
      </text:list>
      <text:p text:style-name="Text_20_body">- L'IA, qui va selon une ou plusieurs stratégies observer l'environnement et prendre des décisions pour résoudre le problème d'affectation.</text:p>
      <text:p text:style-name="Text_20_body">- Les contraintes et objectifs, qui permettent de définir des seuils (minimal, maximal, proportion) par rapport à un type de tâche.</text:p>
      <text:p text:style-name="Text_20_body">- Les stratégies, qui définissent un déroulement du processus d'affectation (fonction de coût, algorithmes utilisés)</text:p>
      <text:p text:style-name="Text_20_body">- Les modèles d'apprentissage et de prise de décision (non étudié ici).</text:p>
      <text:p text:style-name="Text_20_body"/>
      <text:h text:style-name="P1" text:outline-level="3">Module d'indexation spatiale et de partitionnement spatial</text:h>
      <text:p text:style-name="Text_20_body"/>
      <text:p text:style-name="Text_20_body">Les entités de ce module sont :</text:p>
      <text:list xml:id="list6458689235342745588" text:style-name="L2">
        <text:list-item>
          <text:p text:style-name="P3">Les arbres, servant à stocker l'information spatiale et y accéder rapidemment.</text:p>
        </text:list-item>
        <text:list-item>
          <text:p text:style-name="P3">Les techniques de construction de ces arbres. Il s'agit principalement d'algorithmes qui sont plus spécifique à chaque structure de données et qui peuvent les améliorer. On peut citer par exemple le Z-order qui permet de construire de manière efficace des Quadtree ou des arbres <text:soft-page-break/>de Hilbert.</text:p>
        </text:list-item>
      </text:list>
      <text:p text:style-name="Text_20_body"/>
      <text:p text:style-name="Text_20_body">Structure de données :</text:p>
      <text:p text:style-name="Standard">AtlasGrid</text:p>
      <text:p text:style-name="Standard">R-tree</text:p>
      <text:p text:style-name="Standard">Quadtree</text:p>
      <text:p text:style-name="Standard">Octree</text:p>
      <text:p text:style-name="Standard">BSP</text:p>
      <text:p text:style-name="Standard">KD-tree</text:p>
      <text:p text:style-name="Standard">implicit KD-tree</text:p>
      <text:p text:style-name="Standard">vantage KD-tree</text:p>
      <text:p text:style-name="Standard">R+-Tree</text:p>
      <text:p text:style-name="Standard">R*-Tree</text:p>
      <text:p text:style-name="Standard">X-Tree</text:p>
      <text:p text:style-name="Standard">M-Tree</text:p>
      <text:p text:style-name="Standard">Hilbert R-Tree</text:p>
      <text:p text:style-name="Standard">UB-Tree</text:p>
      <text:p text:style-name="Standard"/>
      <text:p text:style-name="Standard"/>
      <text:p text:style-name="Standard">Techniques de construction :</text:p>
      <text:p text:style-name="Standard"/>
      <text:p text:style-name="Standard">Z-order</text:p>
      <text:p text:style-name="Standard">Space filing curve</text:p>
      <text:p text:style-name="Text_20_body"/>
      <text:h text:style-name="P1" text:outline-level="3">Module d'algorithmes de plus court chemin</text:h>
      <text:p text:style-name="Text_20_body"/>
      <text:p text:style-name="Text_20_body">Les entités de ce module sont simplement les algorithmes travaillant sur l'environnement transformé grâce aux techniques d'indexation et partitionnement spatial.</text:p>
      <text:p text:style-name="Text_20_body"/>
      <text:h text:style-name="Heading_20_2" text:outline-level="2">Cas d'utilisation</text:h>
      <text:p text:style-name="Text_20_body"/>
      <text:h text:style-name="Heading_20_2" text:outline-level="2">Diagramme de classes</text:h>
      <text:h text:style-name="Heading_20_2" text:outline-level="2"/>
      <text:h text:style-name="Heading_20_2" text:outline-level="2">Scénario principal</text:h>
      <text:h text:style-name="Heading_20_2" text:outline-level="2"/>
      <text:h text:style-name="Heading_20_2" text:outline-level="2">Scénario annexes</text:h>
      <text:p text:style-name="Text_20_body"/>
      <text:p text:style-name="Text_20_body"/>
      <text:p text:style-name="Text_20_body"><text:soft-page-break/></text:p>
      <text:p text:style-name="Text_20_body">Module d'IA et d'environnement</text:p>
      <text:p text:style-name="Standard"/>
      <text:h text:style-name="Heading_20_2" text:outline-level="2"/>
      <text:p text:style-name="Text_20_body"/>
      <text:p text:style-name="Standard"/>
      <text:p text:style-name="Standard"/>
      <text:h text:style-name="Heading_20_2" text:outline-level="2"/>
      <text:p text:style-name="Standard"/>
      <text:h text:style-name="Heading_20_2" text:outline-level="2">Module d'affectation</text:h>
      <text:p text:style-name="Text_20_body"/>
      <text:p text:style-name="Text_20_body">Il existe plusieurs approches pour l'affectation et ce module doit proposer plusieurs algorithmes pour résoudre le problème une fois l'évaluation des solutions possibles obtenues.<text:line-break/>On peut citer l'algorithme de Kuhn mais également la recherche des voisins les plus proches où l'algorithme des axes principaux.</text:p>
      <text:p text:style-name="Text_20_body"/>
      <text:h text:style-name="Heading_20_2" text:outline-level="2">Note sur l'implémentation et les objectifs</text:h>
      <text:p text:style-name="Text_20_body"/>
      <text:p text:style-name="Standard">Le projet étant ambitieux à la vue de la multitude des algorithmes existants tant pour le plus court chemin que pour l'indexation spatiale voire pour la description des contraintes et objectifs, le travail réalisé sera axé sur la modélisation et l'architecture du framework. L'implémentation sera partielle mais les bonnes pratiques de développement occuperont une part importante de celle-ci dans le but de valoriser le livrable et permettre une implémentation complète en dehors du cadre de ce projet et d'ajouter de nouveaux algorithmes facilement.</text:p>
      <text:p text:style-name="Standard"/>
      <text:p text:style-name="Standard">On choisira de n'implémenter qu'un algorithme de chaque module (pour pouvoir proposer une IA fonctionnelle). Notre choix s'est porté sur des algorithmes classiques et relativement simple d'implémentation :</text:p>
      <text:p text:style-name="Standard">- Partitionnement : Simple grille et QuadTree</text:p>
      <text:p text:style-name="Standard">- Indexation : R-Tree</text:p>
      <text:p text:style-name="Standard">- Plus Court Chemin : A*</text:p>
      <text:p text:style-name="Standard">- Affectation : Méthode hongroise</text:p>
      <text:p text:style-name="Standard"/>
      <text:p text:style-name="Standard"/>
      <text:h text:style-name="Heading_20_1" text:outline-level="1">L’Application</text:h>
      <text:h text:style-name="Heading_20_2" text:outline-level="2">Description du système et objectifs</text:h>
      <text:p text:style-name="Text_20_body"/>
      <text:p text:style-name="Text_20_body">L'application servira de démonstration à l'IA construite avec le Framework. Il s'agira d'un petit jeu de stratégies en temps réel.</text:p>
      <text:p text:style-name="Text_20_body"><text:soft-page-break/>L'environnement sera une carte 2D avec des murs (les obstacles), des ouvriers (les ressources), et des mines d'or et des mines de pierres (les tâches, qui sont donc au nombre de deux). L'action de miner durera un certain temps qui occupera un ouvrier et lui permettra de faire augmenter le compteur général d'or ou de pierres.</text:p>
      <text:p text:style-name="Text_20_body"/>
      <text:p text:style-name="Text_20_body">Les fonctionnalités suivantes permettront à l'utilisateur d'interagir avec le monde pour voir la réaction de l'IA :</text:p>
      <text:p text:style-name="Text_20_body">- Supprimer / Créer un ouvrier</text:p>
      <text:p text:style-name="Text_20_body">- Augmenter / Diminuer le nombre d'or / pierres en réserve</text:p>
      <text:p text:style-name="Text_20_body">- Fixer un ratio entre or et pierres</text:p>
      <text:p text:style-name="Text_20_body">- Fixer un objectif à atteindre pour l'or ou/et la pierr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0:00:55</meta:creation-date>
    <dc:date>2013-03-12T10:25:50</dc:date>
    <meta:editing-duration>PT1H4M37S</meta:editing-duration>
    <meta:editing-cycles>4</meta:editing-cycles>
    <meta:generator>OpenOffice.org/3.4.1$Unix OpenOffice.org_project/341m1$Build-9593</meta:generator>
    <meta:document-statistic meta:table-count="0" meta:image-count="0" meta:object-count="0" meta:page-count="4" meta:paragraph-count="63" meta:word-count="650" meta:character-count="4272"/>
  </office:meta>
</office:document-meta>
</file>